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4e368" officeooo:paragraph-rsid="0014e368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officeooo:rsid="0014e368" officeooo:paragraph-rsid="0014e36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officeooo:rsid="0014e368" officeooo:paragraph-rsid="0014e368" style:font-size-asian="12pt" style:font-size-complex="12pt"/>
    </style:style>
    <style:style style:name="P4" style:family="paragraph" style:parent-style-name="Standard">
      <style:paragraph-properties fo:break-before="page"/>
      <style:text-properties style:font-name="Liberation Sans" fo:font-size="16pt" fo:font-weight="bold" officeooo:rsid="0014e368" officeooo:paragraph-rsid="0014e368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illiam McDonald</text:p>
      <text:p text:style-name="P3">wmcdonal</text:p>
      <text:p text:style-name="P3">2041814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S 488</text:p>
      <text:p text:style-name="P3">Assignment 0</text:p>
      <text:p text:style-name="P3"/>
      <text:p text:style-name="P3"/>
      <text:p text:style-name="P4">Manual</text:p>
      <text:p text:style-name="P1"/>
      <text:p text:style-name="P1">The program draws lines, ovals and rectangles on a canvas. <text:s/>It it possible to pick either red, blue or green for the ovals and rectangles. Lines are drawn in black, and each shape has a black border. Click and drag with the mouse to determine the size and position of a shape, and release to draw it.</text:p>
      <text:p text:style-name="P1"/>
      <text:p text:style-name="P1">There are no command-line options for this program, nor are there extra features.</text:p>
      <text:p text:style-name="P1"/>
      <text:p text:style-name="P1">Note that in order for toolbar keyboard shortcuts to work the program should not be run under Ubuntu 14.04 with Qt 5.2 (there is a known bug in Q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22:39:09.386370547</meta:creation-date>
    <dc:date>2015-05-12T22:47:37.353617892</dc:date>
    <meta:editing-duration>P0D</meta:editing-duration>
    <meta:editing-cycles>1</meta:editing-cycles>
    <meta:document-statistic meta:table-count="0" meta:image-count="0" meta:object-count="0" meta:page-count="2" meta:paragraph-count="9" meta:word-count="108" meta:character-count="585" meta:non-whitespace-character-count="485"/>
    <meta:generator>LibreOffice/4.2.8.2$Linux_X86_64 LibreOffice_project/420m0$Build-2</meta:generator>
  </office:meta>
</office:document-meta>
</file>